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Įprastasis" style:master-page-name="MP0" style:family="paragraph">
      <style:paragraph-properties fo:break-before="page" fo:text-align="justify" fo:text-indent="0.9in"/>
    </style:style>
    <style:style style:name="T2"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3" style:parent-style-name="Numatytasispastraiposšriftas" style:family="text">
      <style:text-properties style:font-name="Times New Roman" fo:color="#424242" fo:font-size="12pt" style:font-size-asian="12pt" style:font-size-complex="12pt" fo:background-color="#FFFFFF"/>
    </style:style>
    <style:style style:name="P4"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5"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6"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7" style:parent-style-name="Įprastasis" style:family="paragraph">
      <style:paragraph-properties fo:text-align="justify" fo:text-indent="0.9in"/>
    </style:style>
    <style:style style:name="T8"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9" style:parent-style-name="Numatytasispastraiposšriftas" style:family="text">
      <style:text-properties style:font-name="Times New Roman" fo:color="#424242" fo:font-size="12pt" style:font-size-asian="12pt" style:font-size-complex="12pt" fo:background-color="#FFFFFF"/>
    </style:style>
    <style:style style:name="P10" style:parent-style-name="Įprastasis" style:family="paragraph">
      <style:paragraph-properties fo:text-align="justify" fo:text-indent="0.9in"/>
    </style:style>
    <style:style style:name="T11"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2" style:parent-style-name="Numatytasispastraiposšriftas" style:family="text">
      <style:text-properties style:font-name="Times New Roman" fo:color="#424242" fo:font-size="12pt" style:font-size-asian="12pt" style:font-size-complex="12pt" fo:background-color="#FFFFFF"/>
    </style:style>
    <style:style style:name="P13" style:parent-style-name="Įprastasis" style:family="paragraph">
      <style:paragraph-properties fo:text-align="justify" fo:text-indent="0.9in"/>
    </style:style>
    <style:style style:name="T14"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5" style:parent-style-name="Numatytasispastraiposšriftas" style:family="text">
      <style:text-properties style:font-name="Times New Roman" fo:color="#424242" fo:font-size="12pt" style:font-size-asian="12pt" style:font-size-complex="12pt" fo:background-color="#FFFFFF"/>
    </style:style>
    <style:style style:name="P16" style:parent-style-name="Įprastasis" style:family="paragraph">
      <style:paragraph-properties fo:text-align="justify" fo:text-indent="0.9in"/>
      <style:text-properties style:font-name="Times New Roman" fo:color="#424242" fo:font-size="12pt" style:font-size-asian="12pt" style:font-size-complex="12pt" fo:background-color="#FFFFFF"/>
    </style:style>
  </office:automatic-styles>
  <office:body>
    <office:text text:use-soft-page-breaks="true">
      <text:p text:style-name="P1"><text:span text:style-name="T2">GOBŠUMO</text:span><text:span text:style-name="T3"><text:s/>drakonas – gimimo laikotarpiai: 1989.02.08-1989.11.04</text:span></text:p>
      <text:p text:style-name="P4"><text:tab/><text:tab/><text:tab/><text:s text:c="5"/>1997.12.15-1998.09.09</text:p>
      <text:p text:style-name="P5"><text:tab/><text:tab/><text:tab/><text:s text:c="5"/>2006.10.20-2007.07.16</text:p>
      <text:p text:style-name="P6"><text:tab/><text:tab/><text:tab/><text:s text:c="5"/>.......</text:p>
      <text:p text:style-name="P7"><text:span text:style-name="T8">Ydos esmė</text:span><text:span text:style-name="T9"><text:s/>– žmogus nori visko, yra linkęs kaupti. Pasaulį jis mato tik kaip objektą, kuri galima suvaldyti, nupirkti, įtraukti į save, savo lauką. Vardan malonumo yra pasiryžęs viskam.<text:s/></text:span></text:p>
      <text:p text:style-name="P10"><text:span text:style-name="T11">Palėptas talentas:<text:s/></text:span><text:span text:style-name="T12">finansinė nepriklausomybė; pasitikėjimas Dievo valia; gebėjimas atskleisti ir lavinti žmonių talentus; mokėjimas džiaugtis gyvenimu.</text:span></text:p>
      <text:p text:style-name="P13"><text:span text:style-name="T14">Nuodėmingas mąstymo modelis</text:span><text:span text:style-name="T15"><text:s/>(konservatyvumas; išdavystė; neištikimybė, sustingimas, veidmainiavimas; pilkumas; melas; slaptas puolimas, plepėjimas; nusikaltimas). Pvz, kaip sustingimas, tai būtų: geriau nieko nedarysiu, nes gali būti dar blogiau. Mačiau nusikaltimą, bet verčiau niekam neprasitarsiu, nes galiu pats nukentėti. Jei jau skauda stuburą, geriau jo iš viso nejudinti, nes dar labiau skaudės.<text:s/></text:span></text:p>
      <text:p text:style-name="P16">Kad nugalėti ydą būtina įgyti priešingų savybių. Padės avino principai (užsigrūdinti; veiklumas; drąsa; rizika; teisė klysti; laužyti stereotipus).<text:s/></text:p>
      <text:p text:style-name="Įprastasi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Įprastasis" style:display-name="Įprastasis" style:family="paragraph">
      <style:paragraph-properties fo:line-height="104%"/>
      <style:text-properties style:font-name="Calibri" style:font-name-asian="Calibri" style:font-name-complex="Times New Roman" fo:hyphenate="false"/>
    </style:style>
    <style:style style:name="Numatytasispastraiposšriftas" style:display-name="Numatytasis pastraipos šrifta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rgita  Jurėnienė</meta:initial-creator>
    <dc:creator>Jurgita  Jurėnienė</dc:creator>
    <meta:creation-date>2022-02-15T09:57:00Z</meta:creation-date>
    <dc:date>2022-02-15T09:57:00Z</dc:date>
    <meta:template xlink:href="Normal.dotm" xlink:type="simple"/>
    <meta:editing-cycles>2</meta:editing-cycles>
    <meta:editing-duration>PT0S</meta:editing-duration>
    <meta:document-statistic meta:page-count="1" meta:paragraph-count="2" meta:word-count="656" meta:character-count="1029" meta:row-count="3" meta:non-whitespace-character-count="375"/>
  </office:meta>
</office:document-meta>
</file>